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2035in"/>
    </style:style>
    <style:style style:name="co7" style:family="table-column">
      <style:table-column-properties fo:break-before="auto" style:column-width="1.6465in"/>
    </style:style>
    <style:style style:name="co8" style:family="table-column">
      <style:table-column-properties fo:break-before="auto" style:column-width="1.0925in"/>
    </style:style>
    <style:style style:name="co9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>
            <text:p>Mod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Epoch</text:p>
          </table:table-cell>
        </table:table-row>
        <table:table-row table:style-name="ro1">
          <table:table-cell office:value-type="string">
            <text:p>Unigram</text:p>
          </table:table-cell>
          <table:table-cell table:number-columns-repeated="10" table:style-name="ce1" office:value-type="float" office:value="5.91347308177501">
            <text:p>5.9135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Skipgram</text:p>
          </table:table-cell>
          <table:table-cell table:number-columns-repeated="10" table:style-name="ce1" office:value-type="float" office:value="5.56992505537346">
            <text:p>5.569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GMM</text:p>
          </table:table-cell>
          <table:table-cell table:style-name="ce1" office:value-type="float" office:value="5.89638664652594">
            <text:p>5.8964</text:p>
          </table:table-cell>
          <table:table-cell table:style-name="ce1" office:value-type="float" office:value="5.88503514090553">
            <text:p>5.8850</text:p>
          </table:table-cell>
          <table:table-cell table:style-name="ce1" office:value-type="float" office:value="5.87462174547836">
            <text:p>5.8746</text:p>
          </table:table-cell>
          <table:table-cell table:style-name="ce1" office:value-type="float" office:value="5.8611914684996">
            <text:p>5.8612</text:p>
          </table:table-cell>
          <table:table-cell table:style-name="ce1" office:value-type="float" office:value="5.8455156638287">
            <text:p>5.8455</text:p>
          </table:table-cell>
          <table:table-cell table:style-name="ce1" office:value-type="float" office:value="5.82305745012127">
            <text:p>5.8231</text:p>
          </table:table-cell>
          <table:table-cell table:style-name="ce1" office:value-type="float" office:value="5.8056857639458">
            <text:p>5.8057</text:p>
          </table:table-cell>
          <table:table-cell table:style-name="ce1" office:value-type="float" office:value="5.77711480120197">
            <text:p>5.7771</text:p>
          </table:table-cell>
          <table:table-cell table:style-name="ce1" office:value-type="float" office:value="5.75179344615899">
            <text:p>5.7518</text:p>
          </table:table-cell>
          <table:table-cell table:style-name="ce1" office:value-type="float" office:value="5.73078243988566">
            <text:p>5.7308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Agglomerative</text:p>
          </table:table-cell>
          <table:table-cell table:style-name="ce1" office:value-type="float" office:value="5.89542014356703">
            <text:p>5.8954</text:p>
          </table:table-cell>
          <table:table-cell table:style-name="ce1" office:value-type="float" office:value="5.88537554759532">
            <text:p>5.8854</text:p>
          </table:table-cell>
          <table:table-cell table:style-name="ce1" office:value-type="float" office:value="5.87134715169668">
            <text:p>5.8713</text:p>
          </table:table-cell>
          <table:table-cell table:style-name="ce1" office:value-type="float" office:value="5.86039547249675">
            <text:p>5.8604</text:p>
          </table:table-cell>
          <table:table-cell table:style-name="ce1" office:value-type="float" office:value="5.84527954328805">
            <text:p>5.8453</text:p>
          </table:table-cell>
          <table:table-cell table:style-name="ce1" office:value-type="float" office:value="5.83107829932123">
            <text:p>5.8311</text:p>
          </table:table-cell>
          <table:table-cell table:style-name="ce1" office:value-type="float" office:value="5.82241087146103">
            <text:p>5.8224</text:p>
          </table:table-cell>
          <table:table-cell table:style-name="ce1" office:value-type="float" office:value="5.81805238500237">
            <text:p>5.8181</text:p>
          </table:table-cell>
          <table:table-cell table:style-name="ce1" office:value-type="float" office:value="5.81258472222835">
            <text:p>5.8126</text:p>
          </table:table-cell>
          <table:table-cell table:style-name="ce1" office:value-type="float" office:value="5.81080843489617">
            <text:p>5.810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eterministic</text:p>
          </table:table-cell>
          <table:table-cell table:style-name="ce1" office:value-type="float" office:value="5.81214934354648">
            <text:p>5.8121</text:p>
          </table:table-cell>
          <table:table-cell table:style-name="ce1" office:value-type="float" office:value="5.74030961934477">
            <text:p>5.7403</text:p>
          </table:table-cell>
          <table:table-cell table:style-name="ce1" office:value-type="float" office:value="5.71279772464186">
            <text:p>5.7128</text:p>
          </table:table-cell>
          <table:table-cell table:style-name="ce1" office:value-type="float" office:value="5.70138484751806">
            <text:p>5.7014</text:p>
          </table:table-cell>
          <table:table-cell table:style-name="ce1" office:value-type="float" office:value="5.6958220093511">
            <text:p>5.6958</text:p>
          </table:table-cell>
          <table:table-cell table:style-name="ce1" office:value-type="float" office:value="5.69394672801718">
            <text:p>5.6939</text:p>
          </table:table-cell>
          <table:table-cell table:style-name="ce1" office:value-type="float" office:value="5.69310792442411">
            <text:p>5.6931</text:p>
          </table:table-cell>
          <table:table-cell table:style-name="ce1" office:value-type="float" office:value="5.69310203799978">
            <text:p>5.6931</text:p>
          </table:table-cell>
          <table:table-cell table:style-name="ce1" office:value-type="float" office:value="5.69361578626558">
            <text:p>5.6936</text:p>
          </table:table-cell>
          <table:table-cell table:style-name="ce1" office:value-type="float" office:value="5.69461613148451">
            <text:p>5.694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Deterministic Argmax</text:p>
          </table:table-cell>
          <table:table-cell table:style-name="ce1" office:value-type="float" office:value="5.87462766328827">
            <text:p>5.8746</text:p>
          </table:table-cell>
          <table:table-cell table:style-name="ce1" office:value-type="float" office:value="5.85889448132366">
            <text:p>5.8589</text:p>
          </table:table-cell>
          <table:table-cell table:style-name="ce1" office:value-type="float" office:value="5.84203037712723">
            <text:p>5.8420</text:p>
          </table:table-cell>
          <table:table-cell table:style-name="ce1" office:value-type="float" office:value="5.82667682459578">
            <text:p>5.8267</text:p>
          </table:table-cell>
          <table:table-cell table:style-name="ce1" office:value-type="float" office:value="5.80920475721359">
            <text:p>5.8092</text:p>
          </table:table-cell>
          <table:table-cell table:style-name="ce1" office:value-type="float" office:value="5.78742395155132">
            <text:p>5.7874</text:p>
          </table:table-cell>
          <table:table-cell table:style-name="ce1" office:value-type="float" office:value="5.77778801787645">
            <text:p>5.7778</text:p>
          </table:table-cell>
          <table:table-cell table:style-name="ce1" office:value-type="float" office:value="5.76863091951236">
            <text:p>5.7686</text:p>
          </table:table-cell>
          <table:table-cell table:style-name="ce1" office:value-type="float" office:value="5.76054676808417">
            <text:p>5.7605</text:p>
          </table:table-cell>
          <table:table-cell table:style-name="ce1" office:value-type="float" office:value="5.75473028933629">
            <text:p>5.7547</text:p>
          </table:table-cell>
          <table:table-cell/>
        </table:table-row>
        <table:table-row table:style-name="ro1">
          <table:table-cell office:value-type="string">
            <text:p>Stochastic</text:p>
          </table:table-cell>
          <table:table-cell table:style-name="ce1" office:value-type="float" office:value="5.90867318259552">
            <text:p>5.9087</text:p>
          </table:table-cell>
          <table:table-cell table:style-name="ce1" office:value-type="float" office:value="5.7862422245089">
            <text:p>5.7862</text:p>
          </table:table-cell>
          <table:table-cell table:style-name="ce1" office:value-type="float" office:value="5.70412045810372">
            <text:p>5.7041</text:p>
          </table:table-cell>
          <table:table-cell table:style-name="ce1" office:value-type="float" office:value="5.67043540021405">
            <text:p>5.6704</text:p>
          </table:table-cell>
          <table:table-cell table:style-name="ce1" office:value-type="float" office:value="5.65604011295363">
            <text:p>5.6560</text:p>
          </table:table-cell>
          <table:table-cell table:style-name="ce1" office:value-type="float" office:value="5.65041065751575">
            <text:p>5.6504</text:p>
          </table:table-cell>
          <table:table-cell table:style-name="ce1" office:value-type="float" office:value="5.64782656473108">
            <text:p>5.6478</text:p>
          </table:table-cell>
          <table:table-cell table:style-name="ce1" office:value-type="float" office:value="5.64671078999527">
            <text:p>5.6467</text:p>
          </table:table-cell>
          <table:table-cell table:style-name="ce1" office:value-type="float" office:value="5.64686280745082">
            <text:p>5.6469</text:p>
          </table:table-cell>
          <table:table-cell table:style-name="ce1" office:value-type="float" office:value="5.6479232320562">
            <text:p>5.6479</text:p>
          </table:table-cell>
          <table:table-cell/>
        </table:table-row>
        <table:table-row table:style-name="ro1">
          <table:table-cell office:value-type="string">
            <text:p>Stochastic Argmax</text:p>
          </table:table-cell>
          <table:table-cell table:style-name="ce1" office:value-type="float" office:value="5.8912640735507">
            <text:p>5.8913</text:p>
          </table:table-cell>
          <table:table-cell table:style-name="ce1" office:value-type="float" office:value="5.88308057188988">
            <text:p>5.8831</text:p>
          </table:table-cell>
          <table:table-cell table:style-name="ce1" office:value-type="float" office:value="5.86955308541656">
            <text:p>5.8696</text:p>
          </table:table-cell>
          <table:table-cell table:style-name="ce1" office:value-type="float" office:value="5.85254131350666">
            <text:p>5.8525</text:p>
          </table:table-cell>
          <table:table-cell table:style-name="ce1" office:value-type="float" office:value="5.83178152516484">
            <text:p>5.8318</text:p>
          </table:table-cell>
          <table:table-cell table:style-name="ce1" office:value-type="float" office:value="5.81391248293221">
            <text:p>5.8139</text:p>
          </table:table-cell>
          <table:table-cell table:style-name="ce1" office:value-type="float" office:value="5.79940062947571">
            <text:p>5.7994</text:p>
          </table:table-cell>
          <table:table-cell table:style-name="ce1" office:value-type="float" office:value="5.7813258767128">
            <text:p>5.7813</text:p>
          </table:table-cell>
          <table:table-cell table:style-name="ce1" office:value-type="float" office:value="5.77595319319516">
            <text:p>5.7760</text:p>
          </table:table-cell>
          <table:table-cell table:style-name="ce1" office:value-type="float" office:value="5.77310251258314">
            <text:p>5.773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5.90829816297628">
            <text:p>5.91</text:p>
          </table:table-cell>
          <table:table-cell office:value-type="float" office:value="5.78540116618387">
            <text:p>5.79</text:p>
          </table:table-cell>
          <table:table-cell office:value-type="float" office:value="5.70444380957633">
            <text:p>5.7</text:p>
          </table:table-cell>
          <table:table-cell office:value-type="float" office:value="5.67154714814387">
            <text:p>5.67</text:p>
          </table:table-cell>
          <table:table-cell office:value-type="float" office:value="5.65752035100013">
            <text:p>5.66</text:p>
          </table:table-cell>
          <table:table-cell office:value-type="float" office:value="5.65147889195941">
            <text:p>5.65</text:p>
          </table:table-cell>
          <table:table-cell office:value-type="float" office:value="5.64874191721901">
            <text:p>5.65</text:p>
          </table:table-cell>
          <table:table-cell office:value-type="float" office:value="5.64791716239415">
            <text:p>5.65</text:p>
          </table:table-cell>
          <table:table-cell office:value-type="float" office:value="5.64811306656338">
            <text:p>5.65</text:p>
          </table:table-cell>
          <table:table-cell office:value-type="float" office:value="5.64918205654249">
            <text:p>5.65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>
            <draw:frame table:end-cell-address="Models.G36" table:end-x="0.3071in" table:end-y="0.0476in" draw:z-index="0" draw:style-name="gr1" draw:text-style-name="P1" svg:width="6.2988in" svg:height="3.5429in" svg:x="0.5591in" svg:y="0.0606in">
              <draw:object draw:notify-on-update-of-ranges="Models.A1:Models.A1 Models.B1:Models.K1 Models.A2:Models.A2 Models.B2:Models.K2 Models.A3:Models.A3 Models.B3:Models.K3 Models.A4:Models.A4 Models.B4:Models.K4 Models.A5:Models.A5 Models.B5:Models.K5 Models.A6:Models.A6 Models.B6:Models.K6 Models.A7:Models.A7 Models.B7:Models.K7 Models.A8:Models.A8 Models.B8:Models.K8 Models.A9:Models.A9 Models.B9:Models.K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Models.P36" table:end-x="0.2571in" table:end-y="0.0028in" draw:z-index="1" draw:style-name="gr1" draw:text-style-name="P1" svg:width="7.0465in" svg:height="3.5429in" svg:x="0.3232in" svg:y="0.0157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Models.Q56" table:end-x="0.0724in" table:end-y="0.1654in" draw:z-index="3" draw:style-name="gr1" draw:text-style-name="P1" svg:width="6.2988in" svg:height="3.5429in" svg:x="0.8858in" svg:y="0.0008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>
            <draw:frame table:end-cell-address="Models.I58" table:end-x="0.302in" table:end-y="0.0323in" draw:z-index="2" draw:style-name="gr1" draw:text-style-name="P1" svg:width="6.2988in" svg:height="3.5429in" svg:x="0.6327in" svg:y="0.0453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</table:table>
      <table:table table:name="Tabl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formula="of:=[Models.A1]" office:value-type="string" office:string-value="Model">
            <text:p>Model</text:p>
          </table:table-cell>
          <table:table-cell office:value-type="string">
            <text:p>NLL given 1 bit</text:p>
          </table:table-cell>
          <table:table-cell office:value-type="string">
            <text:p>NLL given 10 bits</text:p>
          </table:table-cell>
          <table:table-cell/>
          <table:table-cell office:value-type="string">
            <text:p>Model</text:p>
          </table:table-cell>
          <table:table-cell office:value-type="string">
            <text:p>NLL after 1 bit</text:p>
          </table:table-cell>
          <table:table-cell office:value-type="string">
            <text:p>NLL after 5 bits</text:p>
          </table:table-cell>
          <table:table-cell office:value-type="string">
            <text:p>NLL after 10 bits</text:p>
          </table:table-cell>
        </table:table-row>
        <table:table-row table:style-name="ro1">
          <table:table-cell table:formula="of:=[Models.A4]" office:value-type="string" office:string-value="GMM">
            <text:p>GMM</text:p>
          </table:table-cell>
          <table:table-cell table:style-name="ce1" table:formula="of:=[Models.B4]" office:value-type="float" office:value="5.89638664652594">
            <text:p>5.8964</text:p>
          </table:table-cell>
          <table:table-cell table:style-name="ce1" table:formula="of:=[Models.K4]" office:value-type="float" office:value="5.73078243988566">
            <text:p>5.7308</text:p>
          </table:table-cell>
          <table:table-cell/>
          <table:table-cell office:value-type="string">
            <text:p>GMM</text:p>
          </table:table-cell>
          <table:table-cell table:style-name="ce1" office:value-type="float" office:value="5.89638664652594">
            <text:p>5.8964</text:p>
          </table:table-cell>
          <table:table-cell table:style-name="ce1" office:value-type="float" office:value="5.8455156638287">
            <text:p>5.8455</text:p>
          </table:table-cell>
          <table:table-cell table:style-name="ce1" office:value-type="float" office:value="5.73078243988566">
            <text:p>5.7308</text:p>
          </table:table-cell>
        </table:table-row>
        <table:table-row table:style-name="ro1">
          <table:table-cell table:formula="of:=[Models.A5]" office:value-type="string" office:string-value="Agglomerative">
            <text:p>Agglomerative</text:p>
          </table:table-cell>
          <table:table-cell table:style-name="ce1" table:formula="of:=[Models.B5]" office:value-type="float" office:value="5.89542014356703">
            <text:p>5.8954</text:p>
          </table:table-cell>
          <table:table-cell table:style-name="ce1" table:formula="of:=[Models.K5]" office:value-type="float" office:value="5.81080843489617">
            <text:p>5.8108</text:p>
          </table:table-cell>
          <table:table-cell/>
          <table:table-cell office:value-type="string">
            <text:p>Agglomerative</text:p>
          </table:table-cell>
          <table:table-cell table:style-name="ce1" office:value-type="float" office:value="5.89542014356703">
            <text:p>5.8954</text:p>
          </table:table-cell>
          <table:table-cell table:style-name="ce1" office:value-type="float" office:value="5.84527954328805">
            <text:p>5.8453</text:p>
          </table:table-cell>
          <table:table-cell table:style-name="ce1" office:value-type="float" office:value="5.81080843489617">
            <text:p>5.8108</text:p>
          </table:table-cell>
        </table:table-row>
        <table:table-row table:style-name="ro1">
          <table:table-cell table:formula="of:=[Models.A6]" office:value-type="string" office:string-value="Deterministic">
            <text:p>Deterministic</text:p>
          </table:table-cell>
          <table:table-cell table:style-name="ce1" table:formula="of:=[Models.B6]" office:value-type="float" office:value="5.81214934354648">
            <text:p>5.8121</text:p>
          </table:table-cell>
          <table:table-cell table:style-name="ce1" table:formula="of:=[Models.K6]" office:value-type="float" office:value="5.69461613148451">
            <text:p>5.6946</text:p>
          </table:table-cell>
          <table:table-cell/>
          <table:table-cell office:value-type="string">
            <text:p>Deterministic</text:p>
          </table:table-cell>
          <table:table-cell table:style-name="ce1" office:value-type="float" office:value="5.87462766328827">
            <text:p>5.8746</text:p>
          </table:table-cell>
          <table:table-cell table:style-name="ce1" office:value-type="float" office:value="5.80920475721359">
            <text:p>5.8092</text:p>
          </table:table-cell>
          <table:table-cell table:style-name="ce1" office:value-type="float" office:value="5.75473028933629">
            <text:p>5.7547</text:p>
          </table:table-cell>
        </table:table-row>
        <table:table-row table:style-name="ro1">
          <table:table-cell table:formula="of:=[Models.A7]" office:value-type="string" office:string-value="Deterministic Argmax">
            <text:p>Deterministic Argmax</text:p>
          </table:table-cell>
          <table:table-cell table:style-name="ce1" table:formula="of:=[Models.B7]" office:value-type="float" office:value="5.87462766328827">
            <text:p>5.8746</text:p>
          </table:table-cell>
          <table:table-cell table:style-name="ce1" table:formula="of:=[Models.K7]" office:value-type="float" office:value="5.75473028933629">
            <text:p>5.7547</text:p>
          </table:table-cell>
          <table:table-cell/>
          <table:table-cell office:value-type="string">
            <text:p>Stochastic</text:p>
          </table:table-cell>
          <table:table-cell table:style-name="ce1" office:value-type="float" office:value="5.8912640735507">
            <text:p>5.8913</text:p>
          </table:table-cell>
          <table:table-cell table:style-name="ce1" office:value-type="float" office:value="5.83178152516484">
            <text:p>5.8318</text:p>
          </table:table-cell>
          <table:table-cell table:style-name="ce1" office:value-type="float" office:value="5.77310251258314">
            <text:p>5.7731</text:p>
          </table:table-cell>
        </table:table-row>
        <table:table-row table:style-name="ro1">
          <table:table-cell table:formula="of:=[Models.A8]" office:value-type="string" office:string-value="Stochastic">
            <text:p>Stochastic</text:p>
          </table:table-cell>
          <table:table-cell table:style-name="ce1" table:formula="of:=[Models.B8]" office:value-type="float" office:value="5.90867318259552">
            <text:p>5.9087</text:p>
          </table:table-cell>
          <table:table-cell table:style-name="ce1" table:formula="of:=[Models.K8]" office:value-type="float" office:value="5.6479232320562">
            <text:p>5.6479</text:p>
          </table:table-cell>
          <table:table-cell table:number-columns-repeated="5"/>
        </table:table-row>
        <table:table-row table:style-name="ro1">
          <table:table-cell table:formula="of:=[Models.A9]" office:value-type="string" office:string-value="Stochastic Argmax">
            <text:p>Stochastic Argmax</text:p>
          </table:table-cell>
          <table:table-cell table:style-name="ce1" table:formula="of:=[Models.B9]" office:value-type="float" office:value="5.8912640735507">
            <text:p>5.8913</text:p>
          </table:table-cell>
          <table:table-cell table:style-name="ce1" table:formula="of:=[Models.K9]" office:value-type="float" office:value="5.77310251258314">
            <text:p>5.773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ce1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/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style-name="ce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5/14/2017</text:date>, <text:time>23:4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8M10S</meta:editing-duration>
    <meta:editing-cycles>18</meta:editing-cycles>
    <meta:generator>OpenOffice/4.1.3$Win32 OpenOffice.org_project/413m1$Build-9783</meta:generator>
    <dc:date>2017-05-14T23:49:18.12</dc:date>
    <dc:creator>Benjamin Striner</dc:creator>
    <meta:document-statistic meta:table-count="2" meta:cell-count="156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on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8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8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8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8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49cm" svg:y="2.354cm" style:legend-expansion="high" chart:style-name="ch2"/>
        <chart:plot-area chart:style-name="ch3" table:cell-range-address="Models.A1:Models.K9" chart:data-source-has-labels="both" svg:x="1.358cm" svg:y="0.855cm" svg:width="8.551cm" svg:height="6.957cm">
          <chartooo:coordinate-region svg:x="2.641cm" svg:y="1.068cm" svg:width="7.081cm" svg:height="6.071cm"/>
          <chart:axis chart:dimension="x" chart:name="primary-x" chart:style-name="ch4" chartooo:axis-type="auto">
            <chartooo:date-scale/>
            <chart:title svg:x="4.491cm" svg:y="7.993cm" chart:style-name="ch5">
              <text:p>Number of Bits</text:p>
            </chart:title>
            <chart:categories table:cell-range-address="Models.B1:Models.K1"/>
          </chart:axis>
          <chart:axis chart:dimension="x" chart:name="secondary-x" chart:style-name="ch6"/>
          <chart:axis chart:dimension="y" chart:name="primary-y" chart:style-name="ch7">
            <chart:title svg:x="0.451cm" svg:y="5.316cm" chart:style-name="ch8">
              <text:p>Average NLL</text:p>
            </chart:title>
            <chart:grid chart:style-name="ch9" chart:class="major"/>
          </chart:axis>
          <chart:series chart:style-name="ch10" chart:values-cell-range-address="Models.B2:Models.K2" chart:label-cell-address="Models.A2:Models.A2" chart:class="chart:line">
            <chart:data-point chart:repeated="10"/>
          </chart:series>
          <chart:series chart:style-name="ch11" chart:values-cell-range-address="Models.B3:Models.K3" chart:label-cell-address="Models.A3:Models.A3" chart:class="chart:line">
            <chart:data-point chart:repeated="10"/>
          </chart:series>
          <chart:series chart:style-name="ch12" chart:values-cell-range-address="Models.B4:Models.K4" chart:label-cell-address="Models.A4:Models.A4" chart:class="chart:line">
            <chart:data-point chart:repeated="10"/>
          </chart:series>
          <chart:series chart:style-name="ch13" chart:values-cell-range-address="Models.B5:Models.K5" chart:label-cell-address="Models.A5:Models.A5" chart:class="chart:line">
            <chart:data-point chart:repeated="10"/>
          </chart:series>
          <chart:series chart:style-name="ch14" chart:values-cell-range-address="Models.B6:Models.K6" chart:label-cell-address="Models.A6:Models.A6" chart:class="chart:line">
            <chart:data-point chart:repeated="10"/>
          </chart:series>
          <chart:series chart:style-name="ch15" chart:values-cell-range-address="Models.B7:Models.K7" chart:label-cell-address="Models.A7:Models.A7" chart:class="chart:line">
            <chart:data-point chart:repeated="10"/>
          </chart:series>
          <chart:series chart:style-name="ch16" chart:values-cell-range-address="Models.B8:Models.K8" chart:label-cell-address="Models.A8:Models.A8" chart:class="chart:line">
            <chart:data-point chart:repeated="10"/>
          </chart:series>
          <chart:series chart:style-name="ch17" chart:values-cell-range-address="Models.B9:Models.K9" chart:label-cell-address="Models.A9:Models.A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Models.B1:Models.K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Unigram</text:p>
                <draw:g>
                  <svg:desc>Models.A2:Models.A2</svg:desc>
                </draw:g>
              </table:table-cell>
              <table:table-cell office:value-type="float" office:value="5.91347308177501">
                <text:p>5.91347308177501</text:p>
                <draw:g>
                  <svg:desc>Models.B2:Models.K2</svg:desc>
                </draw:g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  <draw:g>
                  <svg:desc>Models.A3:Models.A3</svg:desc>
                </draw:g>
              </table:table-cell>
              <table:table-cell office:value-type="float" office:value="5.56992505537346">
                <text:p>5.56992505537346</text:p>
                <draw:g>
                  <svg:desc>Models.B3:Models.K3</svg:desc>
                </draw:g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GMM</text:p>
                <draw:g>
                  <svg:desc>Models.A4:Models.A4</svg:desc>
                </draw:g>
              </table:table-cell>
              <table:table-cell office:value-type="float" office:value="5.89638664652594">
                <text:p>5.89638664652594</text:p>
                <draw:g>
                  <svg:desc>Models.B4:Models.K4</svg:desc>
                </draw:g>
              </table:table-cell>
              <table:table-cell office:value-type="float" office:value="5.88503514090553">
                <text:p>5.88503514090553</text:p>
              </table:table-cell>
              <table:table-cell office:value-type="float" office:value="5.87462174547836">
                <text:p>5.87462174547836</text:p>
              </table:table-cell>
              <table:table-cell office:value-type="float" office:value="5.8611914684996">
                <text:p>5.8611914684996</text:p>
              </table:table-cell>
              <table:table-cell office:value-type="float" office:value="5.8455156638287">
                <text:p>5.8455156638287</text:p>
              </table:table-cell>
              <table:table-cell office:value-type="float" office:value="5.82305745012127">
                <text:p>5.82305745012127</text:p>
              </table:table-cell>
              <table:table-cell office:value-type="float" office:value="5.8056857639458">
                <text:p>5.8056857639458</text:p>
              </table:table-cell>
              <table:table-cell office:value-type="float" office:value="5.77711480120197">
                <text:p>5.77711480120197</text:p>
              </table:table-cell>
              <table:table-cell office:value-type="float" office:value="5.75179344615899">
                <text:p>5.75179344615899</text:p>
              </table:table-cell>
              <table:table-cell office:value-type="float" office:value="5.73078243988566">
                <text:p>5.73078243988566</text:p>
              </table:table-cell>
            </table:table-row>
            <table:table-row>
              <table:table-cell office:value-type="string">
                <text:p>Agglomerative</text:p>
                <draw:g>
                  <svg:desc>Models.A5:Models.A5</svg:desc>
                </draw:g>
              </table:table-cell>
              <table:table-cell office:value-type="float" office:value="5.89542014356703">
                <text:p>5.89542014356703</text:p>
                <draw:g>
                  <svg:desc>Models.B5:Models.K5</svg:desc>
                </draw:g>
              </table:table-cell>
              <table:table-cell office:value-type="float" office:value="5.88537554759532">
                <text:p>5.88537554759532</text:p>
              </table:table-cell>
              <table:table-cell office:value-type="float" office:value="5.87134715169668">
                <text:p>5.87134715169668</text:p>
              </table:table-cell>
              <table:table-cell office:value-type="float" office:value="5.86039547249675">
                <text:p>5.86039547249675</text:p>
              </table:table-cell>
              <table:table-cell office:value-type="float" office:value="5.84527954328805">
                <text:p>5.84527954328805</text:p>
              </table:table-cell>
              <table:table-cell office:value-type="float" office:value="5.83107829932123">
                <text:p>5.83107829932123</text:p>
              </table:table-cell>
              <table:table-cell office:value-type="float" office:value="5.82241087146103">
                <text:p>5.82241087146103</text:p>
              </table:table-cell>
              <table:table-cell office:value-type="float" office:value="5.81805238500237">
                <text:p>5.81805238500237</text:p>
              </table:table-cell>
              <table:table-cell office:value-type="float" office:value="5.81258472222835">
                <text:p>5.81258472222835</text:p>
              </table:table-cell>
              <table:table-cell office:value-type="float" office:value="5.81080843489617">
                <text:p>5.81080843489617</text:p>
              </table:table-cell>
            </table:table-row>
            <table:table-row>
              <table:table-cell office:value-type="string">
                <text:p>Deterministic</text:p>
                <draw:g>
                  <svg:desc>Models.A6:Models.A6</svg:desc>
                </draw:g>
              </table:table-cell>
              <table:table-cell office:value-type="float" office:value="5.81214934354648">
                <text:p>5.81214934354648</text:p>
                <draw:g>
                  <svg:desc>Models.B6:Models.K6</svg:desc>
                </draw:g>
              </table:table-cell>
              <table:table-cell office:value-type="float" office:value="5.74030961934477">
                <text:p>5.74030961934477</text:p>
              </table:table-cell>
              <table:table-cell office:value-type="float" office:value="5.71279772464186">
                <text:p>5.71279772464186</text:p>
              </table:table-cell>
              <table:table-cell office:value-type="float" office:value="5.70138484751806">
                <text:p>5.70138484751806</text:p>
              </table:table-cell>
              <table:table-cell office:value-type="float" office:value="5.6958220093511">
                <text:p>5.6958220093511</text:p>
              </table:table-cell>
              <table:table-cell office:value-type="float" office:value="5.69394672801718">
                <text:p>5.69394672801718</text:p>
              </table:table-cell>
              <table:table-cell office:value-type="float" office:value="5.69310792442411">
                <text:p>5.69310792442411</text:p>
              </table:table-cell>
              <table:table-cell office:value-type="float" office:value="5.69310203799978">
                <text:p>5.69310203799978</text:p>
              </table:table-cell>
              <table:table-cell office:value-type="float" office:value="5.69361578626558">
                <text:p>5.69361578626558</text:p>
              </table:table-cell>
              <table:table-cell office:value-type="float" office:value="5.69461613148451">
                <text:p>5.69461613148451</text:p>
              </table:table-cell>
            </table:table-row>
            <table:table-row>
              <table:table-cell office:value-type="string">
                <text:p>Deterministic Argmax</text:p>
                <draw:g>
                  <svg:desc>Models.A7:Models.A7</svg:desc>
                </draw:g>
              </table:table-cell>
              <table:table-cell office:value-type="float" office:value="5.87462766328827">
                <text:p>5.87462766328827</text:p>
                <draw:g>
                  <svg:desc>Models.B7:Models.K7</svg:desc>
                </draw:g>
              </table:table-cell>
              <table:table-cell office:value-type="float" office:value="5.85889448132366">
                <text:p>5.85889448132366</text:p>
              </table:table-cell>
              <table:table-cell office:value-type="float" office:value="5.84203037712723">
                <text:p>5.84203037712723</text:p>
              </table:table-cell>
              <table:table-cell office:value-type="float" office:value="5.82667682459578">
                <text:p>5.82667682459578</text:p>
              </table:table-cell>
              <table:table-cell office:value-type="float" office:value="5.80920475721359">
                <text:p>5.80920475721359</text:p>
              </table:table-cell>
              <table:table-cell office:value-type="float" office:value="5.78742395155132">
                <text:p>5.78742395155132</text:p>
              </table:table-cell>
              <table:table-cell office:value-type="float" office:value="5.77778801787645">
                <text:p>5.77778801787645</text:p>
              </table:table-cell>
              <table:table-cell office:value-type="float" office:value="5.76863091951236">
                <text:p>5.76863091951236</text:p>
              </table:table-cell>
              <table:table-cell office:value-type="float" office:value="5.76054676808417">
                <text:p>5.76054676808417</text:p>
              </table:table-cell>
              <table:table-cell office:value-type="float" office:value="5.75473028933629">
                <text:p>5.75473028933629</text:p>
              </table:table-cell>
            </table:table-row>
            <table:table-row>
              <table:table-cell office:value-type="string">
                <text:p>Stochastic</text:p>
                <draw:g>
                  <svg:desc>Models.A8:Models.A8</svg:desc>
                </draw:g>
              </table:table-cell>
              <table:table-cell office:value-type="float" office:value="5.90867318259552">
                <text:p>5.90867318259552</text:p>
                <draw:g>
                  <svg:desc>Models.B8:Models.K8</svg:desc>
                </draw:g>
              </table:table-cell>
              <table:table-cell office:value-type="float" office:value="5.7862422245089">
                <text:p>5.7862422245089</text:p>
              </table:table-cell>
              <table:table-cell office:value-type="float" office:value="5.70412045810372">
                <text:p>5.70412045810372</text:p>
              </table:table-cell>
              <table:table-cell office:value-type="float" office:value="5.67043540021405">
                <text:p>5.67043540021405</text:p>
              </table:table-cell>
              <table:table-cell office:value-type="float" office:value="5.65604011295363">
                <text:p>5.65604011295363</text:p>
              </table:table-cell>
              <table:table-cell office:value-type="float" office:value="5.65041065751575">
                <text:p>5.65041065751575</text:p>
              </table:table-cell>
              <table:table-cell office:value-type="float" office:value="5.64782656473108">
                <text:p>5.64782656473108</text:p>
              </table:table-cell>
              <table:table-cell office:value-type="float" office:value="5.64671078999527">
                <text:p>5.64671078999527</text:p>
              </table:table-cell>
              <table:table-cell office:value-type="float" office:value="5.64686280745082">
                <text:p>5.64686280745082</text:p>
              </table:table-cell>
              <table:table-cell office:value-type="float" office:value="5.6479232320562">
                <text:p>5.6479232320562</text:p>
              </table:table-cell>
            </table:table-row>
            <table:table-row>
              <table:table-cell office:value-type="string">
                <text:p>Stochastic Argmax</text:p>
                <draw:g>
                  <svg:desc>Models.A9:Models.A9</svg:desc>
                </draw:g>
              </table:table-cell>
              <table:table-cell office:value-type="float" office:value="5.8912640735507">
                <text:p>5.8912640735507</text:p>
                <draw:g>
                  <svg:desc>Models.B9:Models.K9</svg:desc>
                </draw:g>
              </table:table-cell>
              <table:table-cell office:value-type="float" office:value="5.88308057188988">
                <text:p>5.88308057188988</text:p>
              </table:table-cell>
              <table:table-cell office:value-type="float" office:value="5.86955308541656">
                <text:p>5.86955308541656</text:p>
              </table:table-cell>
              <table:table-cell office:value-type="float" office:value="5.85254131350666">
                <text:p>5.85254131350666</text:p>
              </table:table-cell>
              <table:table-cell office:value-type="float" office:value="5.83178152516484">
                <text:p>5.83178152516484</text:p>
              </table:table-cell>
              <table:table-cell office:value-type="float" office:value="5.81391248293221">
                <text:p>5.81391248293221</text:p>
              </table:table-cell>
              <table:table-cell office:value-type="float" office:value="5.79940062947571">
                <text:p>5.79940062947571</text:p>
              </table:table-cell>
              <table:table-cell office:value-type="float" office:value="5.7813258767128">
                <text:p>5.7813258767128</text:p>
              </table:table-cell>
              <table:table-cell office:value-type="float" office:value="5.77595319319516">
                <text:p>5.77595319319516</text:p>
              </table:table-cell>
              <table:table-cell office:value-type="float" office:value="5.77310251258314">
                <text:p>5.77310251258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symbol-type="none" chart:link-data-style-to-source="fals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18">
      <style:chart-properties chart:symbol-type="none" chart:link-data-style-to-source="fals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118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8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99cm" svg:height="9cm" xlink:href="." xlink:type="simple" chart:class="chart:line" chart:style-name="ch1">
        <chart:legend chart:legend-position="end" svg:x="12.13cm" svg:y="2.878cm" style:legend-expansion="high" chart:style-name="ch2"/>
        <chart:plot-area chart:style-name="ch3" chart:data-source-has-labels="both" svg:x="1.395cm" svg:y="0.855cm" svg:width="10.021cm" svg:height="6.957cm">
          <chartooo:coordinate-region svg:x="2.122cm" svg:y="1.068cm" svg:width="9.107cm" svg:height="6.071cm"/>
          <chart:axis chart:dimension="x" chart:name="primary-x" chart:style-name="ch4" chartooo:axis-type="auto">
            <chartooo:date-scale/>
            <chart:title svg:x="5.263cm" svg:y="7.993cm" chart:style-name="ch5">
              <text:p>Number of Bits</text:p>
            </chart:title>
            <chart:categories table:cell-range-address="local-table.$B$1:.$K$1"/>
          </chart:axis>
          <chart:axis chart:dimension="y" chart:name="primary-y" chart:style-name="ch6">
            <chart:title svg:x="0.451cm" svg:y="5.316cm" chart:style-name="ch7">
              <text:p>Average NLL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line">
            <chart:data-point chart:repeated="10"/>
          </chart:series>
          <chart:series chart:style-name="ch10" chart:values-cell-range-address="local-table.$B$3:.$K$3" chart:label-cell-address="local-table.$A$3" chart:class="chart:line">
            <chart:data-point chart:repeated="10"/>
          </chart:series>
          <chart:series chart:style-name="ch11" chart:values-cell-range-address="local-table.$B$4:.$K$4" chart:label-cell-address="local-table.$A$4" chart:class="chart:line">
            <chart:data-point chart:repeated="10"/>
          </chart:series>
          <chart:series chart:style-name="ch12" chart:values-cell-range-address="local-table.$B$5:.$K$5" chart:label-cell-address="local-table.$A$5" chart:class="chart:line">
            <chart:data-point chart:repeated="10"/>
          </chart:series>
          <chart:series chart:style-name="ch13" chart:values-cell-range-address="local-table.$B$6:.$K$6" chart:label-cell-address="local-table.$A$6" chart:class="chart:line">
            <chart:data-point chart:repeated="10"/>
          </chart:series>
          <chart:series chart:style-name="ch14" chart:values-cell-range-address="local-table.$B$7:.$K$7" chart:label-cell-address="local-table.$A$7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Unigram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5.89638664652594">
                <text:p>5.89638664652594</text:p>
              </table:table-cell>
              <table:table-cell office:value-type="float" office:value="5.88503514090553">
                <text:p>5.88503514090553</text:p>
              </table:table-cell>
              <table:table-cell office:value-type="float" office:value="5.87462174547836">
                <text:p>5.87462174547836</text:p>
              </table:table-cell>
              <table:table-cell office:value-type="float" office:value="5.8611914684996">
                <text:p>5.8611914684996</text:p>
              </table:table-cell>
              <table:table-cell office:value-type="float" office:value="5.8455156638287">
                <text:p>5.8455156638287</text:p>
              </table:table-cell>
              <table:table-cell office:value-type="float" office:value="5.82305745012127">
                <text:p>5.82305745012127</text:p>
              </table:table-cell>
              <table:table-cell office:value-type="float" office:value="5.8056857639458">
                <text:p>5.8056857639458</text:p>
              </table:table-cell>
              <table:table-cell office:value-type="float" office:value="5.77711480120197">
                <text:p>5.77711480120197</text:p>
              </table:table-cell>
              <table:table-cell office:value-type="float" office:value="5.75179344615899">
                <text:p>5.75179344615899</text:p>
              </table:table-cell>
              <table:table-cell office:value-type="float" office:value="5.73078243988566">
                <text:p>5.73078243988566</text:p>
              </table:table-cell>
            </table:table-row>
            <table:table-row>
              <table:table-cell office:value-type="string">
                <text:p>Agglomerative</text:p>
              </table:table-cell>
              <table:table-cell office:value-type="float" office:value="5.89542014356703">
                <text:p>5.89542014356703</text:p>
              </table:table-cell>
              <table:table-cell office:value-type="float" office:value="5.88537554759532">
                <text:p>5.88537554759532</text:p>
              </table:table-cell>
              <table:table-cell office:value-type="float" office:value="5.87134715169668">
                <text:p>5.87134715169668</text:p>
              </table:table-cell>
              <table:table-cell office:value-type="float" office:value="5.86039547249675">
                <text:p>5.86039547249675</text:p>
              </table:table-cell>
              <table:table-cell office:value-type="float" office:value="5.84527954328805">
                <text:p>5.84527954328805</text:p>
              </table:table-cell>
              <table:table-cell office:value-type="float" office:value="5.83107829932123">
                <text:p>5.83107829932123</text:p>
              </table:table-cell>
              <table:table-cell office:value-type="float" office:value="5.82241087146103">
                <text:p>5.82241087146103</text:p>
              </table:table-cell>
              <table:table-cell office:value-type="float" office:value="5.81805238500237">
                <text:p>5.81805238500237</text:p>
              </table:table-cell>
              <table:table-cell office:value-type="float" office:value="5.81258472222835">
                <text:p>5.81258472222835</text:p>
              </table:table-cell>
              <table:table-cell office:value-type="float" office:value="5.81080843489617">
                <text:p>5.81080843489617</text:p>
              </table:table-cell>
            </table:table-row>
            <table:table-row>
              <table:table-cell office:value-type="string">
                <text:p>Deterministic Validation</text:p>
              </table:table-cell>
              <table:table-cell office:value-type="float" office:value="5.87462766328827">
                <text:p>5.87462766328827</text:p>
              </table:table-cell>
              <table:table-cell office:value-type="float" office:value="5.85889448132366">
                <text:p>5.85889448132366</text:p>
              </table:table-cell>
              <table:table-cell office:value-type="float" office:value="5.84203037712723">
                <text:p>5.84203037712723</text:p>
              </table:table-cell>
              <table:table-cell office:value-type="float" office:value="5.82667682459578">
                <text:p>5.82667682459578</text:p>
              </table:table-cell>
              <table:table-cell office:value-type="float" office:value="5.80920475721359">
                <text:p>5.80920475721359</text:p>
              </table:table-cell>
              <table:table-cell office:value-type="float" office:value="5.78742395155132">
                <text:p>5.78742395155132</text:p>
              </table:table-cell>
              <table:table-cell office:value-type="float" office:value="5.77778801787645">
                <text:p>5.77778801787645</text:p>
              </table:table-cell>
              <table:table-cell office:value-type="float" office:value="5.76863091951236">
                <text:p>5.76863091951236</text:p>
              </table:table-cell>
              <table:table-cell office:value-type="float" office:value="5.76054676808417">
                <text:p>5.76054676808417</text:p>
              </table:table-cell>
              <table:table-cell office:value-type="float" office:value="5.75473028933629">
                <text:p>5.75473028933629</text:p>
              </table:table-cell>
            </table:table-row>
            <table:table-row>
              <table:table-cell office:value-type="string">
                <text:p>Stochastic Validation</text:p>
              </table:table-cell>
              <table:table-cell office:value-type="float" office:value="5.8912640735507">
                <text:p>5.8912640735507</text:p>
              </table:table-cell>
              <table:table-cell office:value-type="float" office:value="5.88308057188988">
                <text:p>5.88308057188988</text:p>
              </table:table-cell>
              <table:table-cell office:value-type="float" office:value="5.86955308541656">
                <text:p>5.86955308541656</text:p>
              </table:table-cell>
              <table:table-cell office:value-type="float" office:value="5.85254131350666">
                <text:p>5.85254131350666</text:p>
              </table:table-cell>
              <table:table-cell office:value-type="float" office:value="5.83178152516484">
                <text:p>5.83178152516484</text:p>
              </table:table-cell>
              <table:table-cell office:value-type="float" office:value="5.81391248293221">
                <text:p>5.81391248293221</text:p>
              </table:table-cell>
              <table:table-cell office:value-type="float" office:value="5.79940062947571">
                <text:p>5.79940062947571</text:p>
              </table:table-cell>
              <table:table-cell office:value-type="float" office:value="5.7813258767128">
                <text:p>5.7813258767128</text:p>
              </table:table-cell>
              <table:table-cell office:value-type="float" office:value="5.77595319319516">
                <text:p>5.77595319319516</text:p>
              </table:table-cell>
              <table:table-cell office:value-type="float" office:value="5.77310251258314">
                <text:p>5.77310251258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one" chart:link-data-style-to-source="fals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 chart:link-data-style-to-source="fals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fals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118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118">
      <style:chart-properties chart:symbol-type="none" chart:link-data-style-to-source="fals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118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9.834cm" svg:y="2.878cm" style:legend-expansion="high" chart:style-name="ch2"/>
        <chart:plot-area chart:style-name="ch3" chart:data-source-has-labels="both" svg:x="1.358cm" svg:y="0.855cm" svg:width="7.836cm" svg:height="6.957cm">
          <chartooo:coordinate-region svg:x="2.085cm" svg:y="1.068cm" svg:width="6.922cm" svg:height="6.071cm"/>
          <chart:axis chart:dimension="x" chart:name="primary-x" chart:style-name="ch4" chartooo:axis-type="auto">
            <chartooo:date-scale/>
            <chart:title svg:x="4.134cm" svg:y="7.993cm" chart:style-name="ch5">
              <text:p>Number of Bits</text:p>
            </chart:title>
            <chart:categories table:cell-range-address="local-table.$B$1:.$K$1"/>
          </chart:axis>
          <chart:axis chart:dimension="x" chart:name="secondary-x" chart:style-name="ch6"/>
          <chart:axis chart:dimension="y" chart:name="primary-y" chart:style-name="ch7">
            <chart:title svg:x="0.451cm" svg:y="5.316cm" chart:style-name="ch8">
              <text:p>Average NLL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line">
            <chart:data-point chart:repeated="10"/>
          </chart:series>
          <chart:series chart:style-name="ch11" chart:values-cell-range-address="local-table.$B$3:.$K$3" chart:label-cell-address="local-table.$A$3" chart:class="chart:line">
            <chart:data-point chart:repeated="10"/>
          </chart:series>
          <chart:series chart:style-name="ch12" chart:values-cell-range-address="local-table.$B$4:.$K$4" chart:label-cell-address="local-table.$A$4" chart:class="chart:line">
            <chart:data-point chart:repeated="10"/>
          </chart:series>
          <chart:series chart:style-name="ch13" chart:values-cell-range-address="local-table.$B$5:.$K$5" chart:label-cell-address="local-table.$A$5" chart:class="chart:line">
            <chart:data-point chart:repeated="10"/>
          </chart:series>
          <chart:series chart:style-name="ch14" chart:values-cell-range-address="local-table.$B$6:.$K$6" chart:label-cell-address="local-table.$A$6" chart:class="chart:line">
            <chart:data-point chart:repeated="10"/>
          </chart:series>
          <chart:series chart:style-name="ch15" chart:values-cell-range-address="local-table.$B$7:.$K$7" chart:label-cell-address="local-table.$A$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Unigram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Deterministic</text:p>
              </table:table-cell>
              <table:table-cell office:value-type="float" office:value="5.81214934354648">
                <text:p>5.81214934354648</text:p>
              </table:table-cell>
              <table:table-cell office:value-type="float" office:value="5.74030961934477">
                <text:p>5.74030961934477</text:p>
              </table:table-cell>
              <table:table-cell office:value-type="float" office:value="5.71279772464186">
                <text:p>5.71279772464186</text:p>
              </table:table-cell>
              <table:table-cell office:value-type="float" office:value="5.70138484751806">
                <text:p>5.70138484751806</text:p>
              </table:table-cell>
              <table:table-cell office:value-type="float" office:value="5.6958220093511">
                <text:p>5.6958220093511</text:p>
              </table:table-cell>
              <table:table-cell office:value-type="float" office:value="5.69394672801718">
                <text:p>5.69394672801718</text:p>
              </table:table-cell>
              <table:table-cell office:value-type="float" office:value="5.69310792442411">
                <text:p>5.69310792442411</text:p>
              </table:table-cell>
              <table:table-cell office:value-type="float" office:value="5.69310203799978">
                <text:p>5.69310203799978</text:p>
              </table:table-cell>
              <table:table-cell office:value-type="float" office:value="5.69361578626558">
                <text:p>5.69361578626558</text:p>
              </table:table-cell>
              <table:table-cell office:value-type="float" office:value="5.69461613148451">
                <text:p>5.69461613148451</text:p>
              </table:table-cell>
            </table:table-row>
            <table:table-row>
              <table:table-cell office:value-type="string">
                <text:p>Deterministic after argmax</text:p>
              </table:table-cell>
              <table:table-cell office:value-type="float" office:value="5.87462766328827">
                <text:p>5.87462766328827</text:p>
              </table:table-cell>
              <table:table-cell office:value-type="float" office:value="5.85889448132366">
                <text:p>5.85889448132366</text:p>
              </table:table-cell>
              <table:table-cell office:value-type="float" office:value="5.84203037712723">
                <text:p>5.84203037712723</text:p>
              </table:table-cell>
              <table:table-cell office:value-type="float" office:value="5.82667682459578">
                <text:p>5.82667682459578</text:p>
              </table:table-cell>
              <table:table-cell office:value-type="float" office:value="5.80920475721359">
                <text:p>5.80920475721359</text:p>
              </table:table-cell>
              <table:table-cell office:value-type="float" office:value="5.78742395155132">
                <text:p>5.78742395155132</text:p>
              </table:table-cell>
              <table:table-cell office:value-type="float" office:value="5.77778801787645">
                <text:p>5.77778801787645</text:p>
              </table:table-cell>
              <table:table-cell office:value-type="float" office:value="5.76863091951236">
                <text:p>5.76863091951236</text:p>
              </table:table-cell>
              <table:table-cell office:value-type="float" office:value="5.76054676808417">
                <text:p>5.76054676808417</text:p>
              </table:table-cell>
              <table:table-cell office:value-type="float" office:value="5.75473028933629">
                <text:p>5.75473028933629</text:p>
              </table:table-cell>
            </table:table-row>
            <table:table-row>
              <table:table-cell office:value-type="string">
                <text:p>Stochastic</text:p>
              </table:table-cell>
              <table:table-cell office:value-type="float" office:value="5.90867318259552">
                <text:p>5.90867318259552</text:p>
              </table:table-cell>
              <table:table-cell office:value-type="float" office:value="5.7862422245089">
                <text:p>5.7862422245089</text:p>
              </table:table-cell>
              <table:table-cell office:value-type="float" office:value="5.70412045810372">
                <text:p>5.70412045810372</text:p>
              </table:table-cell>
              <table:table-cell office:value-type="float" office:value="5.67043540021405">
                <text:p>5.67043540021405</text:p>
              </table:table-cell>
              <table:table-cell office:value-type="float" office:value="5.65604011295363">
                <text:p>5.65604011295363</text:p>
              </table:table-cell>
              <table:table-cell office:value-type="float" office:value="5.65041065751575">
                <text:p>5.65041065751575</text:p>
              </table:table-cell>
              <table:table-cell office:value-type="float" office:value="5.64782656473108">
                <text:p>5.64782656473108</text:p>
              </table:table-cell>
              <table:table-cell office:value-type="float" office:value="5.64671078999527">
                <text:p>5.64671078999527</text:p>
              </table:table-cell>
              <table:table-cell office:value-type="float" office:value="5.64686280745082">
                <text:p>5.64686280745082</text:p>
              </table:table-cell>
              <table:table-cell office:value-type="float" office:value="5.6479232320562">
                <text:p>5.6479232320562</text:p>
              </table:table-cell>
            </table:table-row>
            <table:table-row>
              <table:table-cell office:value-type="string">
                <text:p>Stochastic after argmax</text:p>
              </table:table-cell>
              <table:table-cell office:value-type="float" office:value="5.8912640735507">
                <text:p>5.8912640735507</text:p>
              </table:table-cell>
              <table:table-cell office:value-type="float" office:value="5.88308057188988">
                <text:p>5.88308057188988</text:p>
              </table:table-cell>
              <table:table-cell office:value-type="float" office:value="5.86955308541656">
                <text:p>5.86955308541656</text:p>
              </table:table-cell>
              <table:table-cell office:value-type="float" office:value="5.85254131350666">
                <text:p>5.85254131350666</text:p>
              </table:table-cell>
              <table:table-cell office:value-type="float" office:value="5.83178152516484">
                <text:p>5.83178152516484</text:p>
              </table:table-cell>
              <table:table-cell office:value-type="float" office:value="5.81391248293221">
                <text:p>5.81391248293221</text:p>
              </table:table-cell>
              <table:table-cell office:value-type="float" office:value="5.79940062947571">
                <text:p>5.79940062947571</text:p>
              </table:table-cell>
              <table:table-cell office:value-type="float" office:value="5.7813258767128">
                <text:p>5.7813258767128</text:p>
              </table:table-cell>
              <table:table-cell office:value-type="float" office:value="5.77595319319516">
                <text:p>5.77595319319516</text:p>
              </table:table-cell>
              <table:table-cell office:value-type="float" office:value="5.77310251258314">
                <text:p>5.77310251258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one" chart:link-data-style-to-source="fals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 chart:link-data-style-to-source="fals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8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1.713cm" svg:y="3.402cm" style:legend-expansion="high" chart:style-name="ch2"/>
        <chart:plot-area chart:style-name="ch3" chart:data-source-has-labels="both" svg:x="1.358cm" svg:y="0.855cm" svg:width="9.715cm" svg:height="6.957cm">
          <chartooo:coordinate-region svg:x="2.085cm" svg:y="1.068cm" svg:width="8.801cm" svg:height="6.071cm"/>
          <chart:axis chart:dimension="x" chart:name="primary-x" chart:style-name="ch4" chartooo:axis-type="auto">
            <chartooo:date-scale/>
            <chart:title svg:x="5.073cm" svg:y="7.993cm" chart:style-name="ch5">
              <text:p>Number of Bits</text:p>
            </chart:title>
            <chart:categories table:cell-range-address="local-table.$B$1:.$K$1"/>
          </chart:axis>
          <chart:axis chart:dimension="x" chart:name="secondary-x" chart:style-name="ch6"/>
          <chart:axis chart:dimension="y" chart:name="primary-y" chart:style-name="ch7">
            <chart:title svg:x="0.451cm" svg:y="5.316cm" chart:style-name="ch8">
              <text:p>Average NLL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line">
            <chart:data-point chart:repeated="10"/>
          </chart:series>
          <chart:series chart:style-name="ch11" chart:values-cell-range-address="local-table.$B$3:.$K$3" chart:label-cell-address="local-table.$A$3" chart:class="chart:line">
            <chart:data-point chart:repeated="10"/>
          </chart:series>
          <chart:series chart:style-name="ch12" chart:values-cell-range-address="local-table.$B$4:.$K$4" chart:label-cell-address="local-table.$A$4" chart:class="chart:line">
            <chart:data-point chart:repeated="10"/>
          </chart:series>
          <chart:series chart:style-name="ch13" chart:values-cell-range-address="local-table.$B$5:.$K$5" chart:label-cell-address="local-table.$A$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Unigram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5.89638664652594">
                <text:p>5.89638664652594</text:p>
              </table:table-cell>
              <table:table-cell office:value-type="float" office:value="5.88503514090553">
                <text:p>5.88503514090553</text:p>
              </table:table-cell>
              <table:table-cell office:value-type="float" office:value="5.87462174547836">
                <text:p>5.87462174547836</text:p>
              </table:table-cell>
              <table:table-cell office:value-type="float" office:value="5.8611914684996">
                <text:p>5.8611914684996</text:p>
              </table:table-cell>
              <table:table-cell office:value-type="float" office:value="5.8455156638287">
                <text:p>5.8455156638287</text:p>
              </table:table-cell>
              <table:table-cell office:value-type="float" office:value="5.82305745012127">
                <text:p>5.82305745012127</text:p>
              </table:table-cell>
              <table:table-cell office:value-type="float" office:value="5.8056857639458">
                <text:p>5.8056857639458</text:p>
              </table:table-cell>
              <table:table-cell office:value-type="float" office:value="5.77711480120197">
                <text:p>5.77711480120197</text:p>
              </table:table-cell>
              <table:table-cell office:value-type="float" office:value="5.75179344615899">
                <text:p>5.75179344615899</text:p>
              </table:table-cell>
              <table:table-cell office:value-type="float" office:value="5.73078243988566">
                <text:p>5.73078243988566</text:p>
              </table:table-cell>
            </table:table-row>
            <table:table-row>
              <table:table-cell office:value-type="string">
                <text:p>Agglomerative</text:p>
              </table:table-cell>
              <table:table-cell office:value-type="float" office:value="5.89542014356703">
                <text:p>5.89542014356703</text:p>
              </table:table-cell>
              <table:table-cell office:value-type="float" office:value="5.88537554759532">
                <text:p>5.88537554759532</text:p>
              </table:table-cell>
              <table:table-cell office:value-type="float" office:value="5.87134715169668">
                <text:p>5.87134715169668</text:p>
              </table:table-cell>
              <table:table-cell office:value-type="float" office:value="5.86039547249675">
                <text:p>5.86039547249675</text:p>
              </table:table-cell>
              <table:table-cell office:value-type="float" office:value="5.84527954328805">
                <text:p>5.84527954328805</text:p>
              </table:table-cell>
              <table:table-cell office:value-type="float" office:value="5.83107829932123">
                <text:p>5.83107829932123</text:p>
              </table:table-cell>
              <table:table-cell office:value-type="float" office:value="5.82241087146103">
                <text:p>5.82241087146103</text:p>
              </table:table-cell>
              <table:table-cell office:value-type="float" office:value="5.81805238500237">
                <text:p>5.81805238500237</text:p>
              </table:table-cell>
              <table:table-cell office:value-type="float" office:value="5.81258472222835">
                <text:p>5.81258472222835</text:p>
              </table:table-cell>
              <table:table-cell office:value-type="float" office:value="5.81080843489617">
                <text:p>5.81080843489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